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61"/>
    <style:style style:name="ce9" style:family="table-cell" style:parent-style-name="Default">
      <style:text-properties fo:color="#ce181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I6:centered_ion.I8 centered_ion.N6:centered_ion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T5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5.16772070233422" calcext:value-type="float">
            <text:p>5.167720702334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-1.18597321284981" calcext:value-type="float">
            <text:p>-1.18597321284981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.919124" calcext:value-type="float">
            <text:p>-9.919124</text:p>
          </table:table-cell>
          <table:table-cell table:style-name="ce2"/>
          <table:table-cell table:style-name="ce2" office:value-type="float" office:value="5.258441" calcext:value-type="float">
            <text:p>5.258441</text:p>
          </table:table-cell>
          <table:table-cell office:value-type="float" office:value="45.146" calcext:value-type="float">
            <text:p>45.146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T6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float" office:value="0.296546883381783" calcext:value-type="float">
            <text:p>0.296546883381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.886872" calcext:value-type="float">
            <text:p>-9.886872</text:p>
          </table:table-cell>
          <table:table-cell table:style-name="ce2"/>
          <table:table-cell table:style-name="ce2" office:value-type="float" office:value="5.243907" calcext:value-type="float">
            <text:p>5.243907</text:p>
          </table:table-cell>
          <table:table-cell office:value-type="float" office:value="176.89" calcext:value-type="float">
            <text:p>176.89</text:p>
          </table:table-cell>
          <table:table-cell office:value-type="float" office:value="15.9" calcext:value-type="float">
            <text:p>15.9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2.30539353176" calcext:value-type="float">
            <text:p>22.30539353176</text:p>
          </table:table-cell>
          <table:table-cell table:formula="of:=[.T7]/4.184" office:value-type="float" office:value="5.33111700089866" calcext:value-type="float">
            <text:p>5.33111700089866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8.873" calcext:value-type="float">
            <text:p>1208.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.872508" calcext:value-type="float">
            <text:p>-9.872508</text:p>
          </table:table-cell>
          <table:table-cell table:style-name="ce2"/>
          <table:table-cell table:style-name="ce2" office:value-type="float" office:value="5.23655" calcext:value-type="float">
            <text:p>5.23655</text:p>
          </table:table-cell>
          <table:table-cell office:value-type="float" office:value="696.899" calcext:value-type="float">
            <text:p>696.899</text:p>
          </table:table-cell>
          <table:table-cell office:value-type="float" office:value="63.9" calcext:value-type="float">
            <text:p>63.9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22900848557879" calcext:value-type="float">
            <text:p>5.22900848557879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float" office:value="0.982242314964559" calcext:value-type="float">
            <text:p>0.982242314964559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float" office:value="1.16693106910639" calcext:value-type="float">
            <text:p>1.16693106910639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9.12333793457119" calcext:value-type="float">
            <text:p>9.12333793457119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14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14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15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U16]-[.U15])/([.U15]-[.U14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16]/4.184" office:value-type="float" office:value="4.79238786204111" calcext:value-type="float">
            <text:p>4.7923878620411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50.529" calcext:value-type="float">
            <text:p>1150.529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3q" table:style-name="ta1">
        <table:shapes>
          <draw:frame draw:z-index="0" draw:style-name="gr1" draw:text-style-name="P1" svg:width="351.21pt" svg:height="202.54pt" svg:x="27.33pt" svg:y="184.4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8.09pt" svg:height="190.23pt" svg:x="436.37pt" svg:y="193.78pt">
            <draw:object draw:notify-on-update-of-ranges="3q.G5:3q.G7 3q.G5:3q.G7 3q.L5:3q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9"/>
          <table:table-cell table:number-columns-repeated="3"/>
          <table:table-cell table:style-name="ce1" office:value-type="string" calcext:value-type="string" table:number-columns-spanned="5" table:number-rows-spanned="1">
            <text:p>BCFL=ZERO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_pygbe+mem</text:p>
          </table:table-cell>
          <table:table-cell table:style-name="ce2"/>
          <table:table-cell table:style-name="ce2" office:value-type="string" calcext:value-type="string">
            <text:p>APBS (mdh)</text:p>
          </table:table-cell>
          <table:table-cell table:style-name="ce2" office:value-type="string" calcext:value-type="string">
            <text:p>Tiempo_APBS</text:p>
          </table:table-cell>
          <table:table-cell table:style-name="ce2" office:value-type="string" calcext:value-type="string">
            <text:p>APBSmem</text:p>
          </table:table-cell>
          <table:table-cell table:style-name="ce2" office:value-type="string" calcext:value-type="string">
            <text:p>Tiempo_APBSmem</text:p>
          </table:table-cell>
          <table:table-cell table:style-name="ce2" office:value-type="string" calcext:value-type="string">
            <text:p>APBS+mem</text:p>
          </table:table-cell>
          <table:table-cell table:number-columns-repeated="3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style-name="ce2" table:number-columns-repeated="5"/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0.703972" calcext:value-type="float">
            <text:p>-90.703972</text:p>
          </table:table-cell>
          <table:table-cell table:style-name="ce2"/>
          <table:table-cell table:style-name="ce2" office:value-type="float" office:value="47.973011" calcext:value-type="float">
            <text:p>47.973011</text:p>
          </table:table-cell>
          <table:table-cell office:value-type="string" calcext:value-type="string">
            <text:p>45.785068 s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1.00429709" calcext:value-type="float">
            <text:p>-91.00429709</text:p>
          </table:table-cell>
          <table:table-cell table:style-name="ce2" office:value-type="string" calcext:value-type="string">
            <text:p>4.35899710655 s</text:p>
          </table:table-cell>
          <table:table-cell table:style-name="ce2" office:value-type="float" office:value="134.6479685" calcext:value-type="float">
            <text:p>134.6479685</text:p>
          </table:table-cell>
          <table:table-cell table:style-name="ce2" office:value-type="string" calcext:value-type="string">
            <text:p>14.30220294 s</text:p>
          </table:table-cell>
          <table:table-cell table:style-name="ce2" table:formula="of:=[.J5]+[.H5]" office:value-type="float" office:value="43.64367141" calcext:value-type="float">
            <text:p>43.6436714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89.4614374" calcext:value-type="float">
            <text:p>-89.4614374</text:p>
          </table:table-cell>
          <table:table-cell table:style-name="ce2"/>
          <table:table-cell table:style-name="ce2" office:value-type="float" office:value="138.9510116" calcext:value-type="float">
            <text:p>138.9510116</text:p>
          </table:table-cell>
          <table:table-cell table:style-name="ce2"/>
          <table:table-cell table:style-name="ce2" table:formula="of:=[.R5]+[.P5]" office:value-type="float" office:value="49.4895742" calcext:value-type="float">
            <text:p>49.4895742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5]*[.T7]-[.T6]*[.T6])/([.T7]+[.T5]-2*[.T6])" office:value-type="float" office:value="47.8129573193231" calcext:value-type="float">
            <text:p>47.8129573193231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9]/[.W5]))*100" office:value-type="float" office:value="0.2220853909776" calcext:value-type="float">
            <text:p>0.2220853909776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0.391445" calcext:value-type="float">
            <text:p>-90.391445</text:p>
          </table:table-cell>
          <table:table-cell table:style-name="ce2"/>
          <table:table-cell table:style-name="ce2" office:value-type="float" office:value="47.841024" calcext:value-type="float">
            <text:p>47.841024</text:p>
          </table:table-cell>
          <table:table-cell office:value-type="string" calcext:value-type="string">
            <text:p>175.921876 s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0.45518573" calcext:value-type="float">
            <text:p>-90.45518573</text:p>
          </table:table-cell>
          <table:table-cell table:style-name="ce2" office:value-type="string" calcext:value-type="string">
            <text:p>34.8154320717 s</text:p>
          </table:table-cell>
          <table:table-cell table:style-name="ce2" office:value-type="float" office:value="134.1003092" calcext:value-type="float">
            <text:p>134.1003092</text:p>
          </table:table-cell>
          <table:table-cell table:style-name="ce2" office:value-type="string" calcext:value-type="string">
            <text:p>104.584587097 s</text:p>
          </table:table-cell>
          <table:table-cell table:style-name="ce2" table:formula="of:=[.J6]+[.H6]" office:value-type="float" office:value="43.64512347" calcext:value-type="float">
            <text:p>43.64512347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86.56362444" calcext:value-type="float">
            <text:p>-86.56362444</text:p>
          </table:table-cell>
          <table:table-cell table:style-name="ce2"/>
          <table:table-cell table:style-name="ce2" office:value-type="float" office:value="135.5360148" calcext:value-type="float">
            <text:p>135.5360148</text:p>
          </table:table-cell>
          <table:table-cell table:style-name="ce2"/>
          <table:table-cell table:style-name="ce2" table:formula="of:=[.R6]+[.P6]" office:value-type="float" office:value="48.97239036" calcext:value-type="float">
            <text:p>48.97239036</text:p>
          </table:table-cell>
          <table:table-cell table:number-columns-repeated="2"/>
          <table:table-cell table:formula="of:=LN(([.T7]-[.T6])/([.T6]-[.T5]))/LN(0.5)" office:value-type="float" office:value="0.532133555923435" calcext:value-type="float">
            <text:p>0.53213355592343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0.252742" calcext:value-type="float">
            <text:p>-90.252742</text:p>
          </table:table-cell>
          <table:table-cell table:style-name="ce2"/>
          <table:table-cell table:style-name="ce2" office:value-type="float" office:value="47.774469" calcext:value-type="float">
            <text:p>47.774469</text:p>
          </table:table-cell>
          <table:table-cell office:value-type="string" calcext:value-type="string">
            <text:p>705.240516 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0.2567014" calcext:value-type="float">
            <text:p>-90.2567014</text:p>
          </table:table-cell>
          <table:table-cell table:style-name="ce2" office:value-type="string" calcext:value-type="string">
            <text:p>291.036607027 s</text:p>
          </table:table-cell>
          <table:table-cell table:style-name="ce2" office:value-type="float" office:value="133.982408306" calcext:value-type="float">
            <text:p>133.982408306</text:p>
          </table:table-cell>
          <table:table-cell table:style-name="ce2" office:value-type="string" calcext:value-type="string">
            <text:p>890.035975 s</text:p>
          </table:table-cell>
          <table:table-cell table:style-name="ce2" table:formula="of:=[.J7]+[.H7]" office:value-type="float" office:value="43.725706906" calcext:value-type="float">
            <text:p>43.725706906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85.67547755" calcext:value-type="float">
            <text:p>-85.67547755</text:p>
          </table:table-cell>
          <table:table-cell table:style-name="ce2"/>
          <table:table-cell table:style-name="ce2" office:value-type="float" office:value="134.2902191" calcext:value-type="float">
            <text:p>134.2902191</text:p>
          </table:table-cell>
          <table:table-cell table:style-name="ce2"/>
          <table:table-cell table:style-name="ce2" table:formula="of:=[.R7]+[.P7]" office:value-type="float" office:value="48.61474155" calcext:value-type="float">
            <text:p>48.61474155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5]*[.E7]-[.E6]*[.E6])/([.E5]+[.E7]-2*[.E6])" office:value-type="float" office:value="47.7067717261225" calcext:value-type="float">
            <text:p>47.7067717261225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5]*[.L7]-[.L6]*[.L6])/([.L5]+[.L7]-2*[.L6])" office:value-type="float" office:value="43.6436447647124" calcext:value-type="float">
            <text:p>43.6436447647124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7]-[.E6])/([.E6]-[.E5]))/LN(0.5)" office:value-type="float" office:value="0.987776879992443" calcext:value-type="float">
            <text:p>0.987776879992443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7]-[.L6])/([.L6]-[.L5]))/LN(2)" office:value-type="float" office:value="5.7943103492057" calcext:value-type="float">
            <text:p>5.7943103492057</text:p>
          </table:table-cell>
          <table:table-cell table:number-columns-repeated="2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0"/>
        </table:table-row>
        <table:table-row table:style-name="ro1">
          <table:table-cell table:number-columns-repeated="2"/>
          <table:table-cell table:formula="of:=LN(([.C7]-[.C6])/([.C6]-[.C5]))/LN(0.5)" office:value-type="float" office:value="1.17198184126636" calcext:value-type="float">
            <text:p>1.17198184126636</text:p>
          </table:table-cell>
          <table:table-cell table:number-columns-repeated="12"/>
          <table:table-cell table:style-name="ce1" office:value-type="string" calcext:value-type="string" table:number-columns-spanned="5" table:number-rows-spanned="1">
            <text:p>BCFL=S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9]/[.L9])-1)*100" office:value-type="float" office:value="9.30977919766978" calcext:value-type="float">
            <text:p>9.30977919766978</text:p>
          </table:table-cell>
          <table:table-cell table:number-columns-repeated="11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74" calcext:value-type="float">
            <text:p>-94.30731674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14]+[.P14]" office:value-type="float" office:value="44.64074496" calcext:value-type="float">
            <text:p>44.64074496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14]*[.T16]-[.T15]*[.T15])/([.T16]+[.T14]-2*[.T15])" office:value-type="float" office:value="42.9640690718936" calcext:value-type="float">
            <text:p>42.9640690718936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27" calcext:value-type="float">
            <text:p>-91.41024227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15]+[.P15]" office:value-type="float" office:value="44.12376293" calcext:value-type="float">
            <text:p>44.12376293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76" calcext:value-type="float">
            <text:p>-90.52185676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16]+[.P16]" office:value-type="float" office:value="43.76618584" calcext:value-type="float">
            <text:p>43.76618584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5" table:number-rows-spanned="1">
            <text:p>BCFL=M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62" calcext:value-type="float">
            <text:p>-94.30731662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23]+[.P23]" office:value-type="float" office:value="44.64074508" calcext:value-type="float">
            <text:p>44.64074508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23]*[.T25]-[.T24]*[.T24])/([.T25]+[.T23]-2*[.T24])" office:value-type="float" office:value="42.9640691918939" calcext:value-type="float">
            <text:p>42.9640691918939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15" calcext:value-type="float">
            <text:p>-91.41024215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24]+[.P24]" office:value-type="float" office:value="44.12376305" calcext:value-type="float">
            <text:p>44.12376305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64" calcext:value-type="float">
            <text:p>-90.52185664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25]+[.P25]" office:value-type="float" office:value="43.76618596" calcext:value-type="float">
            <text:p>43.76618596</text:p>
          </table:table-cell>
          <table:table-cell table:number-columns-repeated="7"/>
        </table:table-row>
      </table:table>
      <table:table table:name="bromoethane" table:style-name="ta1">
        <table:shapes>
          <draw:frame draw:z-index="0" draw:style-name="gr1" draw:text-style-name="P1" svg:width="351.21pt" svg:height="202.54pt" svg:x="26.65pt" svg:y="199.42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7.6pt" svg:height="207.04pt" svg:x="480.76pt" svg:y="194.26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6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T5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5.16772070233422" calcext:value-type="float">
            <text:p>5.167720702334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95.7321913012746" calcext:value-type="float">
            <text:p>95.7321913012746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-9.919124" calcext:value-type="float">
            <text:p>-9.919124</text:p>
          </table:table-cell>
          <table:table-cell table:style-name="ce2"/>
          <table:table-cell table:style-name="ce2" office:value-type="float" office:value="0.218434" calcext:value-type="float">
            <text:p>0.218434</text:p>
          </table:table-cell>
          <table:table-cell office:value-type="string" calcext:value-type="string">
            <text:p>17.851912 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T6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float" office:value="0.296546883381783" calcext:value-type="float">
            <text:p>0.296546883381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-9.886872" calcext:value-type="float">
            <text:p>-9.886872</text:p>
          </table:table-cell>
          <table:table-cell table:style-name="ce2"/>
          <table:table-cell table:style-name="ce2" office:value-type="float" office:value="0.221408" calcext:value-type="float">
            <text:p>0.221408</text:p>
          </table:table-cell>
          <table:table-cell office:value-type="string" calcext:value-type="string">
            <text:p>60.247667 s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2.30539353176" calcext:value-type="float">
            <text:p>22.30539353176</text:p>
          </table:table-cell>
          <table:table-cell table:formula="of:=[.T7]/4.184" office:value-type="float" office:value="5.33111700089866" calcext:value-type="float">
            <text:p>5.33111700089866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8.873" calcext:value-type="float">
            <text:p>1208.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1448" calcext:value-type="float">
            <text:p>1448</text:p>
          </table:table-cell>
          <table:table-cell table:style-name="ce2" office:value-type="float" office:value="-9.872508" calcext:value-type="float">
            <text:p>-9.872508</text:p>
          </table:table-cell>
          <table:table-cell table:style-name="ce2"/>
          <table:table-cell table:style-name="ce2" office:value-type="float" office:value="0.220199" calcext:value-type="float">
            <text:p>0.220199</text:p>
          </table:table-cell>
          <table:table-cell office:value-type="string" calcext:value-type="string">
            <text:p>224.458620 s</text:p>
          </table:table-cell>
          <table:table-cell office:value-type="float" office:value="19.2" calcext:value-type="float">
            <text:p>19.2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0.220548433660052" calcext:value-type="float">
            <text:p>0.220548433660052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string" office:string-value="" calcext:value-type="error">
            <text:p>Err:502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float" office:value="1.16693106910639" calcext:value-type="float">
            <text:p>1.16693106910639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-95.3974101737258" calcext:value-type="float">
            <text:p>-95.3974101737258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14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14]))*100" office:value-type="float" office:value="95.2352988324738" calcext:value-type="float">
            <text:p>95.2352988324738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15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U16]-[.U15])/([.U15]-[.U14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16]/4.184" office:value-type="float" office:value="4.79238786204111" calcext:value-type="float">
            <text:p>4.7923878620411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50.529" calcext:value-type="float">
            <text:p>1150.529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95.2352988324738" calcext:value-type="float">
            <text:p>95.2352988324738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APBS" table:style-name="ta1">
        <table:table-column table:style-name="co1" table:default-cell-style-name="Default"/>
        <table:table-column table:style-name="co1" table:number-columns-repeated="10" table:default-cell-style-name="ce15"/>
        <table:table-column table:style-name="co2" table:default-cell-style-name="ce18"/>
        <table:table-row table:style-name="ro1">
          <table:table-cell/>
          <table:table-cell table:style-name="Default" office:value-type="string" calcext:value-type="string">
            <text:p>Caja de 128</text:p>
          </table:table-cell>
          <table:table-cell table:style-name="Default" office:value-type="string" calcext:value-type="string">
            <text:p>257³ elementos</text:p>
          </table:table-cell>
          <table:table-cell table:style-name="Default"/>
          <table:table-cell table:style-name="Default" office:value-type="string" calcext:value-type="string">
            <text:p>archivo 3q</text:p>
          </table:table-cell>
          <table:table-cell table:style-name="Default"/>
          <table:table-cell table:style-name="Default" office:value-type="string" calcext:value-type="string">
            <text:p>bcfl zero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ummy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olv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olv2</text:p>
          </table:table-cell>
          <table:covered-table-cell table:style-name="ce2"/>
          <table:table-cell table:style-name="ce1" office:value-type="string" calcext:value-type="string" table:number-columns-spanned="4" table:number-rows-spanned="1">
            <text:p>DrawMembrane</text:p>
          </table:table-cell>
          <table:covered-table-cell table:number-columns-repeated="3" table:style-name="ce2"/>
          <table:table-cell table:style-name="ce2" office:value-type="string" calcext:value-type="string">
            <text:p>E_solv</text:p>
          </table:table-cell>
        </table:table-row>
        <table:table-row table:style-name="ro1">
          <table:table-cell/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m</text:p>
          </table:table-cell>
          <table:table-cell table:style-name="ce2" office:value-type="string" calcext:value-type="string">
            <text:p>a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0" calcext:value-type="float">
            <text:p>2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0" calcext:value-type="float">
            <text:p>2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.0</text:p>
          </table:table-cell>
          <table:table-cell office:value-type="float" office:value="20" calcext:value-type="float">
            <text:p>20.0</text:p>
          </table:table-cell>
          <table:table-cell office:value-type="float" office:value="107.2476417" calcext:value-type="float">
            <text:p>107.247641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.0</text:p>
          </table:table-cell>
          <table:table-cell office:value-type="float" office:value="128" calcext:value-type="float">
            <text:p>128.0</text:p>
          </table:table-cell>
          <table:table-cell office:value-type="float" office:value="135.71721" calcext:value-type="float">
            <text:p>135.7172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1550.59822" calcext:value-type="float">
            <text:p>1,550.5982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2149.3465722" calcext:value-type="float">
            <text:p>2,149.34657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1981.9637" calcext:value-type="float">
            <text:p>1,981.9637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485" calcext:value-type="float">
            <text:p>3,480.308848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table:number-columns-repeated="4"/>
          <table:table-cell office:value-type="float" office:value="25.48030885" calcext:value-type="float">
            <text:p>25.480308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6.48030885" calcext:value-type="float">
            <text:p>26.48030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  <table:table-cell office:value-type="float" office:value="27.48030885" calcext:value-type="float">
            <text:p>27.480308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28.48030885" calcext:value-type="float">
            <text:p>28.480308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9.48030885" calcext:value-type="float">
            <text:p>29.48030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30.48030885" calcext:value-type="float">
            <text:p>30.480308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  <table:table-cell office:value-type="float" office:value="31.48030885" calcext:value-type="float">
            <text:p>31.480308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  <table:table-cell office:value-type="float" office:value="32.48030885" calcext:value-type="float">
            <text:p>32.480308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33.48030885" calcext:value-type="float">
            <text:p>33.480308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34.48030885" calcext:value-type="float">
            <text:p>34.480308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  <table:table-cell office:value-type="float" office:value="35.48030885" calcext:value-type="float">
            <text:p>35.480308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36.48030885" calcext:value-type="float">
            <text:p>36.480308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  <table:table-cell office:value-type="float" office:value="37.48030885" calcext:value-type="float">
            <text:p>37.480308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38.48030885" calcext:value-type="float">
            <text:p>38.480308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  <table:table-cell office:value-type="float" office:value="39.48030885" calcext:value-type="float">
            <text:p>39.480308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  <table:table-cell office:value-type="float" office:value="40.48030885" calcext:value-type="float">
            <text:p>40.480308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41.48030885" calcext:value-type="float">
            <text:p>41.480308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42.48030885" calcext:value-type="float">
            <text:p>42.480308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  <table:table-cell office:value-type="float" office:value="43.48030885" calcext:value-type="float">
            <text:p>43.480308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  <table:table-cell office:value-type="float" office:value="44.48030885" calcext:value-type="float">
            <text:p>44.480308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  <table:table-cell office:value-type="float" office:value="45.48030885" calcext:value-type="float">
            <text:p>45.480308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46.48030885" calcext:value-type="float">
            <text:p>46.480308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  <table:table-cell office:value-type="float" office:value="47.48030885" calcext:value-type="float">
            <text:p>47.480308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8.48030885" calcext:value-type="float">
            <text:p>48.48030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  <table:table-cell office:value-type="float" office:value="49.48030885" calcext:value-type="float">
            <text:p>49.480308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50.48030885" calcext:value-type="float">
            <text:p>50.480308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  <table:table-cell office:value-type="float" office:value="51.48030885" calcext:value-type="float">
            <text:p>51.480308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  <table:table-cell office:value-type="float" office:value="52.48030885" calcext:value-type="float">
            <text:p>52.480308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  <table:table-cell office:value-type="float" office:value="53.48030885" calcext:value-type="float">
            <text:p>53.480308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  <table:table-cell office:value-type="float" office:value="54.48030885" calcext:value-type="float">
            <text:p>54.480308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  <table:table-cell office:value-type="float" office:value="55.48030885" calcext:value-type="float">
            <text:p>55.480308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56.48030885" calcext:value-type="float">
            <text:p>56.48030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  <table:table-cell office:value-type="float" office:value="57.48030885" calcext:value-type="float">
            <text:p>57.48030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58.48030885" calcext:value-type="float">
            <text:p>58.480308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9.48030885" calcext:value-type="float">
            <text:p>59.480308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  <table:table-cell office:value-type="float" office:value="60.48030885" calcext:value-type="float">
            <text:p>60.480308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61.48030885" calcext:value-type="float">
            <text:p>61.480308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2.48030885" calcext:value-type="float">
            <text:p>62.480308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  <table:table-cell office:value-type="float" office:value="63.48030885" calcext:value-type="float">
            <text:p>63.480308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  <table:table-cell office:value-type="float" office:value="64.48030885" calcext:value-type="float">
            <text:p>64.480308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  <table:table-cell office:value-type="float" office:value="65.48030885" calcext:value-type="float">
            <text:p>65.480308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  <table:table-cell office:value-type="float" office:value="66.48030885" calcext:value-type="float">
            <text:p>66.480308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  <table:table-cell office:value-type="float" office:value="67.48030885" calcext:value-type="float">
            <text:p>67.480308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68.48030885" calcext:value-type="float">
            <text:p>68.480308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  <table:table-cell office:value-type="float" office:value="69.48030885" calcext:value-type="float">
            <text:p>69.480308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  <table:table-cell office:value-type="float" office:value="70.48030885" calcext:value-type="float">
            <text:p>70.480308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  <table:table-cell office:value-type="float" office:value="71.48030885" calcext:value-type="float">
            <text:p>71.480308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  <table:table-cell office:value-type="float" office:value="72.48030885" calcext:value-type="float">
            <text:p>72.480308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  <table:table-cell office:value-type="float" office:value="73.48030885" calcext:value-type="float">
            <text:p>73.480308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74.48030885" calcext:value-type="float">
            <text:p>74.480308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  <table:table-cell office:value-type="float" office:value="75.48030885" calcext:value-type="float">
            <text:p>75.48030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  <table:table-cell office:value-type="float" office:value="76.48030885" calcext:value-type="float">
            <text:p>76.480308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77.48030885" calcext:value-type="float">
            <text:p>77.480308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78.48030885" calcext:value-type="float">
            <text:p>78.480308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  <table:table-cell office:value-type="float" office:value="79.48030885" calcext:value-type="float">
            <text:p>79.480308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  <table:table-cell office:value-type="float" office:value="80.48030885" calcext:value-type="float">
            <text:p>80.480308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  <table:table-cell office:value-type="float" office:value="81.48030885" calcext:value-type="float">
            <text:p>81.480308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  <table:table-cell office:value-type="float" office:value="82.48030885" calcext:value-type="float">
            <text:p>82.480308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  <table:table-cell office:value-type="float" office:value="83.48030885" calcext:value-type="float">
            <text:p>83.480308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  <table:table-cell office:value-type="float" office:value="84.48030885" calcext:value-type="float">
            <text:p>84.480308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  <table:table-cell office:value-type="float" office:value="85.48030885" calcext:value-type="float">
            <text:p>85.480308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86.48030885" calcext:value-type="float">
            <text:p>86.480308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  <table:table-cell office:value-type="float" office:value="87.48030885" calcext:value-type="float">
            <text:p>87.48030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  <table:table-cell office:value-type="float" office:value="88.48030885" calcext:value-type="float">
            <text:p>88.480308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  <table:table-cell office:value-type="float" office:value="89.48030885" calcext:value-type="float">
            <text:p>89.480308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  <table:table-cell office:value-type="float" office:value="90.48030885" calcext:value-type="float">
            <text:p>90.480308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  <table:table-cell office:value-type="float" office:value="91.48030885" calcext:value-type="float">
            <text:p>91.480308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  <table:table-cell office:value-type="float" office:value="92.48030885" calcext:value-type="float">
            <text:p>92.480308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  <table:table-cell office:value-type="float" office:value="93.48030885" calcext:value-type="float">
            <text:p>93.480308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  <table:table-cell office:value-type="float" office:value="94.48030885" calcext:value-type="float">
            <text:p>94.480308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  <table:table-cell office:value-type="float" office:value="95.48030885" calcext:value-type="float">
            <text:p>95.480308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  <table:table-cell office:value-type="float" office:value="96.48030885" calcext:value-type="float">
            <text:p>96.480308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  <table:table-cell office:value-type="float" office:value="97.48030885" calcext:value-type="float">
            <text:p>97.480308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8.48030885" calcext:value-type="float">
            <text:p>98.480308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  <table:table-cell office:value-type="float" office:value="99.48030885" calcext:value-type="float">
            <text:p>99.480308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  <table:table-cell office:value-type="float" office:value="100.48030885" calcext:value-type="float">
            <text:p>100.480308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  <table:table-cell office:value-type="float" office:value="101.48030885" calcext:value-type="float">
            <text:p>101.480308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  <table:table-cell office:value-type="float" office:value="102.48030885" calcext:value-type="float">
            <text:p>102.480308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  <table:table-cell office:value-type="float" office:value="103.48030885" calcext:value-type="float">
            <text:p>103.480308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  <table:table-cell office:value-type="float" office:value="104.48030885" calcext:value-type="float">
            <text:p>104.480308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  <table:table-cell office:value-type="float" office:value="105.48030885" calcext:value-type="float">
            <text:p>105.480308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  <table:table-cell office:value-type="float" office:value="106.48030885" calcext:value-type="float">
            <text:p>106.480308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  <table:table-cell office:value-type="float" office:value="107.48030885" calcext:value-type="float">
            <text:p>107.48030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  <table:table-cell office:value-type="float" office:value="108.48030885" calcext:value-type="float">
            <text:p>108.480308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  <table:table-cell office:value-type="float" office:value="109.48030885" calcext:value-type="float">
            <text:p>109.480308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  <table:table-cell office:value-type="float" office:value="110.48030885" calcext:value-type="float">
            <text:p>110.480308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  <table:table-cell office:value-type="float" office:value="111.48030885" calcext:value-type="float">
            <text:p>111.480308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  <table:table-cell office:value-type="float" office:value="112.48030885" calcext:value-type="float">
            <text:p>112.480308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  <table:table-cell office:value-type="float" office:value="113.48030885" calcext:value-type="float">
            <text:p>113.480308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  <table:table-cell office:value-type="float" office:value="114.48030885" calcext:value-type="float">
            <text:p>114.480308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  <table:table-cell office:value-type="float" office:value="115.48030885" calcext:value-type="float">
            <text:p>115.480308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  <table:table-cell office:value-type="float" office:value="116.48030885" calcext:value-type="float">
            <text:p>116.480308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  <table:table-cell office:value-type="float" office:value="117.48030885" calcext:value-type="float">
            <text:p>117.480308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  <table:table-cell office:value-type="float" office:value="118.48030885" calcext:value-type="float">
            <text:p>118.480308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  <table:table-cell office:value-type="float" office:value="119.48030885" calcext:value-type="float">
            <text:p>119.480308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  <table:table-cell office:value-type="float" office:value="120.48030885" calcext:value-type="float">
            <text:p>120.480308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  <table:table-cell office:value-type="float" office:value="121.48030885" calcext:value-type="float">
            <text:p>121.480308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  <table:table-cell office:value-type="float" office:value="122.48030885" calcext:value-type="float">
            <text:p>122.480308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  <table:table-cell office:value-type="float" office:value="123.48030885" calcext:value-type="float">
            <text:p>123.480308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  <table:table-cell office:value-type="float" office:value="124.48030885" calcext:value-type="float">
            <text:p>124.480308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25.48030885" calcext:value-type="float">
            <text:p>125.480308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  <table:table-cell office:value-type="float" office:value="126.48030885" calcext:value-type="float">
            <text:p>126.480308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  <table:table-cell office:value-type="float" office:value="127.48030885" calcext:value-type="float">
            <text:p>127.480308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  <table:table-cell office:value-type="float" office:value="128.48030885" calcext:value-type="float">
            <text:p>128.480308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  <table:table-cell office:value-type="float" office:value="129.48030885" calcext:value-type="float">
            <text:p>129.480308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  <table:table-cell office:value-type="float" office:value="130.48030885" calcext:value-type="float">
            <text:p>130.480308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  <table:table-cell office:value-type="float" office:value="131.48030885" calcext:value-type="float">
            <text:p>131.480308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  <table:table-cell office:value-type="float" office:value="132.48030885" calcext:value-type="float">
            <text:p>132.480308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  <table:table-cell office:value-type="float" office:value="133.48030885" calcext:value-type="float">
            <text:p>133.480308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  <table:table-cell office:value-type="float" office:value="134.48030885" calcext:value-type="float">
            <text:p>134.480308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  <table:table-cell office:value-type="float" office:value="135.48030885" calcext:value-type="float">
            <text:p>135.48030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  <table:table-cell office:value-type="float" office:value="136.48030885" calcext:value-type="float">
            <text:p>136.480308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  <table:table-cell office:value-type="float" office:value="137.48030885" calcext:value-type="float">
            <text:p>137.480308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  <table:table-cell office:value-type="float" office:value="138.48030885" calcext:value-type="float">
            <text:p>138.480308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  <table:table-cell office:value-type="float" office:value="139.48030885" calcext:value-type="float">
            <text:p>139.4803088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  <table:table-cell office:value-type="float" office:value="140.48030885" calcext:value-type="float">
            <text:p>140.480308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  <table:table-cell office:value-type="float" office:value="141.48030885" calcext:value-type="float">
            <text:p>141.480308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  <table:table-cell office:value-type="float" office:value="142.48030885" calcext:value-type="float">
            <text:p>142.48030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  <table:table-cell office:value-type="float" office:value="143.48030885" calcext:value-type="float">
            <text:p>143.480308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6" table:number-columns-repeated="10"/>
          <table:table-cell office:value-type="float" office:value="144.48030885" calcext:value-type="float">
            <text:p>144.48030885</text:p>
          </table:table-cell>
        </table:table-row>
      </table:table>
      <table:named-expressions/>
      <table:database-ranges>
        <table:database-range table:name="__Anonymous_Sheet_DB__0" table:target-range-address="centered_ion.I6:centered_ion.N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 style:data-style-name="N2" text:time-value="11:45:58.271071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7-26T13:57:10.979517621</dc:date>
    <meta:editing-duration>PT9H11M12S</meta:editing-duration>
    <meta:editing-cycles>12</meta:editing-cycles>
    <meta:generator>LibreOffice/6.0.7.3$Linux_X86_64 LibreOffice_project/00m0$Build-3</meta:generator>
    <meta:document-statistic meta:table-count="4" meta:cell-count="101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5.258441">
                <text:p>5.258441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I6:centered_ion.I8 centered_ion.N6:centered_ion.N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I6:centered_ion.I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N6:centered_ion.N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I6:centered_ion.I8</svg:desc>
                </draw:g>
              </table:table-cell>
              <table:table-cell office:value-type="float" office:value="4.763693291">
                <text:p>4.763693291</text:p>
                <draw:g>
                  <svg:desc>centered_ion.N6:centered_ion.N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4.504259">
                <text:p>4.504259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3" chart:maximum="4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8cm" svg:height="6.712cm" xlink:href=".." xlink:type="simple" chart:class="chart:line" chart:style-name="ch1">
        <chart:plot-area chart:style-name="ch2" table:cell-range-address="3q.G5:3q.G7 3q.L5:3q.L7" chart:data-source-has-labels="both" svg:x="0.238cm" svg:y="0.134cm" svg:width="11.452cm" svg:height="6.444cm">
          <chartooo:coordinate-region svg:x="1.15cm" svg:y="0.333cm" svg:width="10.3cm" svg:height="5.598cm"/>
          <chart:axis chart:dimension="x" chart:name="primary-x" chart:style-name="ch3" chartooo:axis-type="auto">
            <chartooo:date-scale/>
            <chart:categories table:cell-range-address="3q.G5:3q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q.L5:3q.L7" chart:label-cell-address="3q.G5:3q.G7" chart:class="chart:line">
            <chart:data-point chart:repeated="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 0.2 0.1</text:p>
                <text:list>
                  <text:list-item>
                    <text:p>0.4</text:p>
                  </text:list-item>
                  <text:list-item>
                    <text:p>0.2</text:p>
                  </text:list-item>
                  <text:list-item>
                    <text:p>0.1</text:p>
                  </text:list-item>
                </text:list>
                <draw:g>
                  <svg:desc>3q.G5:3q.G7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3q.G5:3q.G7</svg:desc>
                </draw:g>
              </table:table-cell>
              <table:table-cell office:value-type="float" office:value="43.64367141">
                <text:p>43.64367141</text:p>
                <draw:g>
                  <svg:desc>3q.L5:3q.L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3.64512347">
                <text:p>43.6451234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3.725706906">
                <text:p>43.725706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5.258441">
                <text:p>5.258441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" xlink:type="simple" chart:class="chart:line" chart:style-name="ch1">
        <chart:plot-area chart:style-name="ch2" chart:data-source-has-labels="both" svg:x="0.259cm" svg:y="0.146cm" svg:width="12.451cm" svg:height="7.013cm">
          <chartooo:coordinate-region svg:x="0.259cm" svg:y="0.345cm" svg:width="12.451cm" svg:height="6.167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</table:table-cell>
              <table:table-cell office:value-type="float" office:value="4.763693291">
                <text:p>4.76369329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